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12de" officeooo:paragraph-rsid="000d12de"/>
    </style:style>
    <style:style style:name="P5" style:family="paragraph" style:parent-style-name="Text_20_body">
      <style:text-properties style:font-name="Georgia" officeooo:rsid="000d12de" officeooo:paragraph-rsid="000d12de"/>
    </style:style>
    <style:style style:name="P6" style:family="paragraph" style:parent-style-name="Title">
      <style:text-properties style:font-name="Georgia" officeooo:rsid="000d12de" officeooo:paragraph-rsid="000d12de"/>
    </style:style>
    <style:style style:name="P7" style:family="paragraph" style:parent-style-name="Text_20_body">
      <style:text-properties style:font-name="Georgia" officeooo:rsid="000d12de" officeooo:paragraph-rsid="000d12de"/>
    </style:style>
    <style:style style:name="T1" style:family="text">
      <style:text-properties officeooo:rsid="000db228"/>
    </style:style>
    <style:style style:name="T2" style:family="text">
      <style:text-properties fo:font-style="italic" officeooo:rsid="000db228" style:font-style-asian="italic" style:font-style-complex="italic"/>
    </style:style>
    <style:style style:name="T3" style:family="text">
      <style:text-properties fo:font-style="italic" officeooo:rsid="00208336" style:font-style-asian="italic" style:font-style-complex="italic"/>
    </style:style>
    <style:style style:name="T4" style:family="text">
      <style:text-properties officeooo:rsid="000de3b6"/>
    </style:style>
    <style:style style:name="T5" style:family="text">
      <style:text-properties officeooo:rsid="000f9b20"/>
    </style:style>
    <style:style style:name="T6" style:family="text">
      <style:text-properties officeooo:rsid="001074e1"/>
    </style:style>
    <style:style style:name="T7" style:family="text">
      <style:text-properties officeooo:rsid="0010d8e6"/>
    </style:style>
    <style:style style:name="T8" style:family="text">
      <style:text-properties officeooo:rsid="001288fe"/>
    </style:style>
    <style:style style:name="T9" style:family="text">
      <style:text-properties officeooo:rsid="001328c4"/>
    </style:style>
    <style:style style:name="T10" style:family="text">
      <style:text-properties officeooo:rsid="00148d91"/>
    </style:style>
    <style:style style:name="T11" style:family="text">
      <style:text-properties officeooo:rsid="0014d11a"/>
    </style:style>
    <style:style style:name="T12" style:family="text">
      <style:text-properties officeooo:rsid="0015e3e5"/>
    </style:style>
    <style:style style:name="T13" style:family="text">
      <style:text-properties officeooo:rsid="00176018"/>
    </style:style>
    <style:style style:name="T14" style:family="text">
      <style:text-properties officeooo:rsid="001ab637"/>
    </style:style>
    <style:style style:name="T15" style:family="text">
      <style:text-properties officeooo:rsid="001b9ed8"/>
    </style:style>
    <style:style style:name="T16" style:family="text">
      <style:text-properties officeooo:rsid="001d8b20"/>
    </style:style>
    <style:style style:name="T17" style:family="text">
      <style:text-properties officeooo:rsid="001ee9da"/>
    </style:style>
    <style:style style:name="T18" style:family="text">
      <style:text-properties officeooo:rsid="00208336"/>
    </style:style>
    <style:style style:name="T19" style:family="text">
      <style:text-properties fo:font-style="normal" officeooo:rsid="00208336" style:font-style-asian="normal" style:font-style-complex="normal"/>
    </style:style>
    <style:style style:name="T20" style:family="text">
      <style:text-properties fo:font-style="normal" officeooo:rsid="0022612d" style:font-style-asian="normal" style:font-style-complex="normal"/>
    </style:style>
    <style:style style:name="T21" style:family="text">
      <style:text-properties fo:font-style="normal" officeooo:rsid="00229615"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nnections</text:p>
      <text:p text:style-name="P3">201</text:p>
      <text:p text:style-name="P4">by Kyle Eggleston</text:p>
      <text:p text:style-name="P5"/>
      <text:p text:style-name="P5"><text:tab/>Captain Jack O’Brien didn’t even wait for the Fresno to finish docking with Crimson Gamma, he was standing at the airlock waiting to exit the ship. As the airlock sealed and the connection was secure, the doors opened. Jack ran through the doors onto the station. He was stopped by station security.</text:p>
      <text:p text:style-name="P5"><text:tab/>“Woah, where do you think you’re going.” A security officer asked. “What’s the rush.”</text:p>
      <text:p text:style-name="P5"><text:tab/>There was only one thing on his mind. A person actually. “Grilka.” He said.</text:p>
      <text:p text:style-name="P5"><text:tab/><text:span text:style-name="T1">The security guard held his tongue. </text:span><text:span text:style-name="T2">What would the captain be wanting to do with that Dubor scum?</text:span><text:span text:style-name="T1"> He thought. Instead of speaking his mind to a command level officer, he simply said “Papers, please.” He held his restraint from knocking the captain on his ass.</text:span></text:p>
      <text:p text:style-name="P5"><text:tab/><text:span text:style-name="T4">O’Brien fumbled around in his pockets for his identification papers. Finally reaching into his duty jacket pocket, he found the papers that would allow him access to the station. Handing the papers over to the security officer, he smiled.</text:span></text:p>
      <text:p text:style-name="P5"><text:tab/><text:span text:style-name="T4">The security officer took the papers and scanned them with a data pad. “Captain Jack O’Brien.” The security officer said. “</text:span><text:span text:style-name="T5">Any bags or belongings that need to be declared or scanned?” He looked at the captain who looked back empty handed. “Nope, guess you don’t.” He handed the papers back to the captain. “Alright, welcome to Crimson Gamma. Don’t be running everywhere, we try to keep order on this station.” He let the captain go.</text:span></text:p>
      <text:p text:style-name="P5"><text:tab/>“<text:span text:style-name="T6">Right.” Jack said. He walked away from the security officer and continued on his way to Grilka’s quarters. </text:span><text:span text:style-name="T7">It had been a while since he had seen Grilka in person. Sure they had chatted over a comm unit off and on when time permitted, but to actually see her in person? That was something special.</text:span></text:p>
      <text:p text:style-name="P5"><text:tab/><text:span text:style-name="T7">Entering a transport tube, Jack tapped his foot on the deck plating. Couldn’t the tube move any faster? He was anxious to see the love of his life. </text:span><text:span text:style-name="T8">When he was in charge of the station, Jack swore the lift moved faster than it currently was. </text:span><text:span text:style-name="T9">Eventually the lift came to a stop. Jack exited the lift and walked briskly towards Grilka’s quarters.</text:span></text:p>
      <text:p text:style-name="P5"><text:tab/><text:span text:style-name="T9">Upon reaching Grilka’s door, Jack pressed the call button and waited. </text:span><text:span text:style-name="T10">As the door opened and Grilka stood there, Jack rushed in and picked her up off her feet. Spinning her around he kissed her. “Hello my love.” Jack said.</text:span></text:p>
      <text:p text:style-name="P5"><text:soft-page-break/><text:tab/><text:span text:style-name="T10">Grilka smiled as big a smile she could muster. “</text:span><text:span text:style-name="T11">Hello darling.” She responded. “It has been far too long, to finally see you in person. It is like a dream come true.” Grilka continued to smile.</text:span></text:p>
      <text:p text:style-name="P5"><text:tab/><text:span text:style-name="T12">As they held each other, nothing in the universe mattered. Not the war, not being commander of a space station, nothing. </text:span><text:span text:style-name="T13">Jack was with Grilka, that’s what mattered right now, that’s all that mattered. Grilka felt the same way.</text:span></text:p>
      <text:p text:style-name="P5"><text:tab/>“<text:span text:style-name="T14">How are you back?” Grilka asked as they sat down on bar stools. She still hadn’t gotten any actual furniture in her quarters. Grilka couldn’t afford anything fancy, so she used what she had and that just happened to be two bar stools. “I thought you were protecting Crimson Delta.” Grilka said.</text:span></text:p>
      <text:p text:style-name="P5"><text:tab/><text:span text:style-name="T14">Jack frowned at the news he had to tell her. </text:span><text:span text:style-name="T15">He felt a lump form in the back of his throat as he spoke. “Crimson Delta was destroyed by Ketish in a Dubor warship. The planet below was then bombarded and attacked by the warship. No one survived the assault. The Fresno barely survived the attack, we were spared.” He explained. “I don’t know why Ketish allowed us to leave, but he did and here we are, here I am.”</text:span></text:p>
      <text:p text:style-name="P5"><text:tab/><text:span text:style-name="T15">Grilka gasped. “All those people.” She said. “Dead.”</text:span></text:p>
      <text:p text:style-name="P5"><text:tab/><text:span text:style-name="T15">Jack nodded. “He even killed his own people, called them traitors. Our people.” He corrected himself reminding himself that he too was part Dubor. “I know our next encounter will not be as merciful as he was to me and my crew.” Jack added. “He will kill us next time.”</text:span></text:p>
      <text:p text:style-name="P5"><text:tab/>“<text:span text:style-name="T15">The general should be made aware.” Grilka said.</text:span></text:p>
      <text:p text:style-name="P5"><text:tab/><text:span text:style-name="T15">Jack nodded. “I’ve already contacted her, I have a debrief at fifteen hundred this afternoon.”</text:span></text:p>
      <text:p text:style-name="P5"><text:tab/><text:span text:style-name="T15">Thinking of the death, and holding her hands up to her face, Grilka wailed. Stepping away from his bar stool, Jack held her in his arms and comforted her. “</text:span><text:span text:style-name="T16">Shh, we are safe for now.” Jack said. “We are safe here.” He hoped he wasn’t telling a lie. That damn warship could show up at the station at any moment. There was no telling what might happen.</text:span></text:p>
      <text:p text:style-name="P5"><text:tab/><text:span text:style-name="T17">Grilka wanted to believe Jack, she wanted to believe him with all her heart. But war was war, and it was a terrible thing to live through. She just didn’t know how to accept all of this news that had been shared with her. It was devastating.</text:span></text:p>
      <text:p text:style-name="P5"><text:tab/><text:span text:style-name="T18">As Jack held her, Grilka managed to regain her composure and calm down. It was true, she had turned on her own people but they were </text:span><text:span text:style-name="T3">still</text:span><text:span text:style-name="T19"> her people, and Jack’s people as well. </text:span><text:span text:style-name="T20">Even if he was a </text:span><text:span text:style-name="T21">Dorf, a</text:span><text:span text:style-name="T20"> half lin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2</text:page-count>) <text:date style:data-style-name="N37" text:date-value="2025-12-15T20:12:03.962395568">12/15/25</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5-12-15T20:12:03.886015491</dc:date>
    <meta:editing-duration>PT1H3M48S</meta:editing-duration>
    <meta:editing-cycles>21</meta:editing-cycles>
    <meta:generator>LibreOffice/7.3.7.2$Linux_X86_64 LibreOffice_project/30$Build-2</meta:generator>
    <meta:print-date>2023-11-18T19:55:35.459000000</meta:print-date>
    <meta:printed-by>PDF files</meta:printed-by>
    <meta:document-statistic meta:table-count="0" meta:image-count="0" meta:object-count="0" meta:page-count="2" meta:paragraph-count="25" meta:word-count="858" meta:character-count="4745" meta:non-whitespace-character-count="3892"/>
  </office:meta>
</office:document-meta>
</file>